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5.437cm"/>
    </style:style>
    <style:style style:name="pr7" style:family="presentation" style:parent-style-name="oranssi-outline1">
      <style:graphic-properties fo:min-height="14.113cm"/>
    </style:style>
    <style:style style:name="pr8" style:family="presentation" style:parent-style-name="oranssi-outline1">
      <style:graphic-properties fo:min-height="15.714cm"/>
    </style:style>
    <style:style style:name="pr9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FreeMono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FreeMono" fo:font-size="26pt" style:font-size-asian="26pt" style:font-size-complex="26pt"/>
    </style:style>
    <style:style style:name="T20" style:family="text">
      <style:text-properties style:font-name="FreeMono" fo:font-size="20pt" style:font-size-asian="20pt" style:font-size-complex="20pt"/>
    </style:style>
    <style:style style:name="T21" style:family="text">
      <style:text-properties fo:font-size="2pt" style:font-size-asian="2pt" style:font-size-complex="2pt"/>
    </style:style>
    <style:style style:name="T22" style:family="text">
      <style:text-properties style:font-name="FreeMono" fo:font-size="2pt" style:font-size-asian="2pt" style:font-size-complex="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FreeMono" fo:font-size="28pt" style:font-size-asian="28pt" style:font-size-complex="2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FreeMono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T3: 16/06 – Arquivos/Tipos/String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7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7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4">int</text:span><text:span text:style-name="T15"> vs[3][2] = { {1,2},{3,4},{5,6} };</text:span></text:p>
                <text:p xml:id="id16" text:id="id16"><text:span text:style-name="T14">printf</text:span><text:span text:style-name="T15">(“%d %d\n”, vs[0][1], vs[1][0]);</text:span></text:p>
                <text:p xml:id="id17" text:id="id17"><text:span text:style-name="T14">printf</text:span><text:span text:style-name="T15">(“%p %p\n”, &amp;vs, &amp;vs[0][0]);</text:span></text:p>
                <text:p xml:id="id18" text:id="id18"><text:span text:style-name="T14">printf</text:span><text:span text:style-name="T15">(“%p\n”, <text:s text:c="8"/>&amp;vs[0][1]);</text:span></text:p>
                <text:p xml:id="id19" text:id="id19"><text:span text:style-name="T14">printf</text:span><text:span text:style-name="T15">(“%p\n”, <text:s text:c="8"/>&amp;vs[1][0]);</text:span></text:p>
                <text:p><text:span text:style-name="T15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8" draw:layer="layout" svg:width="25.199cm" svg:height="15.714cm" svg:x="1.4cm" svg:y="4.914cm" presentation:class="outline" presentation:user-transformed="true">
          <draw:text-box>
            <text:list text:style-name="L2">
              <text:list-item>
                <text:p><text:span text:style-name="T16">Crie um vetor de tamanho máximo fixo na função </text:span><text:span text:style-name="T17">main, ex:</text:span></text:p>
                <text:list>
                  <text:list-item>
                    <text:p><text:span text:style-name="T17">int vec[100];</text:span></text:p>
                  </text:list-item>
                </text:list>
              </text:list-item>
              <text:list-item>
                <text:p><text:span text:style-name="T16">Crie uma função </text:span><text:span text:style-name="T17">preenche</text:span><text:span text:style-name="T16"> que receba um vetor </text:span><text:span text:style-name="T17">xs</text:span><text:span text:style-name="T16"> de inteiros, uma quantidade </text:span><text:span text:style-name="T17">n</text:span><text:span text:style-name="T16"> e preencha o vetor </text:span><text:span text:style-name="T17">xs</text:span><text:span text:style-name="T16"> com </text:span><text:span text:style-name="T17">n</text:span><text:span text:style-name="T16"> números lidos do teclado.</text:span></text:p>
                <text:list>
                  <text:list-item>
                    <text:p><text:span text:style-name="T17">void preenche (int* xs, int n);</text:span></text:p>
                  </text:list-item>
                </text:list>
              </text:list-item>
              <text:list-item>
                <text:p><text:span text:style-name="T16">Crie uma função </text:span><text:span text:style-name="T17">media</text:span><text:span text:style-name="T16"> que receba um vetor </text:span><text:span text:style-name="T17">xs</text:span><text:span text:style-name="T16">, a quantidade de elementos </text:span><text:span text:style-name="T17">n</text:span><text:span text:style-name="T16"> no vetor </text:span><text:span text:style-name="T17">xs</text:span><text:span text:style-name="T16"> e retorne a média entre todos os valores do vetor.</text:span></text:p>
              </text:list-item>
              <text:list-item>
                <text:p><text:span text:style-name="T16">Dentro das funções, use a notação de ponteiros em vez da de índices (‘*’ vs ‘[]’)</text:span></text:p>
              </text:list-item>
              <text:list-item>
                <text:p><text:span text:style-name="T16">Crie um programa que leia um número e preencha o vetor </text:span><text:span text:style-name="T17">vec</text:span><text:span text:style-name="T16"> com essa quantidade de elementos e em seguida calcule a média dos valores do vet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8">Crie uma função </text:span><text:span text:style-name="T19">preenche</text:span><text:span text:style-name="T18"> que receba um array bidimensional </text:span><text:span text:style-name="T19">arr</text:span><text:span text:style-name="T18"> de inteiros com uma dimensão fixa (</text:span><text:span text:style-name="T17">LxC</text:span><text:span text:style-name="T18">), e preencha o array com </text:span><text:span text:style-name="T19">l*c</text:span><text:span text:style-name="T18"> números lidos do teclado, ex:</text:span></text:p>
                <text:list>
                  <text:list-item>
                    <text:p><text:span text:style-name="T20">void preenche (int arr[L][C], int l, int c);</text:span></text:p>
                  </text:list-item>
                </text:list>
                <text:p><text:span text:style-name="T21"/></text:p>
              </text:list-item>
              <text:list-item>
                <text:p><text:span text:style-name="T18">Crie uma função </text:span><text:span text:style-name="T19">media</text:span><text:span text:style-name="T18"> que receba um array bidimensional </text:span><text:span text:style-name="T19">arr</text:span><text:span text:style-name="T18">, a quantidade de linhas </text:span><text:span text:style-name="T19">l</text:span><text:span text:style-name="T18">, a quantidade de colunas </text:span><text:span text:style-name="T19">c</text:span><text:span text:style-name="T18"> ,e retorne a média entre todos os valores do array, ex:</text:span></text:p>
                <text:list>
                  <text:list-item>
                    <text:p><text:span text:style-name="T20">float media (int arr[L][C], int l, int c);</text:span></text:p>
                    <text:p><text:span text:style-name="T22"/></text:p>
                  </text:list-item>
                </text:list>
              </text:list-item>
              <text:list-item>
                <text:p><text:span text:style-name="T19">L</text:span><text:span text:style-name="T18"> e </text:span><text:span text:style-name="T19">C</text:span><text:span text:style-name="T18"> devem ser constantes quaisqu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7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7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9"><text:span text:style-name="T7">char</text:span><text:span text:style-name="T8"> s2[0] = ‘a’;</text:span></text:p>
                <text:p xml:id="id30" text:id="id30" text:style-name="P9"><text:span text:style-name="T7">char</text:span><text:span text:style-name="T8"> s2[1] = ‘b’;</text:span></text:p>
                <text:p xml:id="id31" text:id="id31" text:style-name="P9"><text:span text:style-name="T7">char</text:span><text:span text:style-name="T8"> s2[2] = ‘c’;</text:span></text:p>
                <text:p xml:id="id32" text:id="id32" text:style-name="P9"><text:span text:style-name="T7">char</text:span><text:span text:style-name="T8"> s2[3] = ‘\0’; // 0</text:span></text:p>
                <text:p text:style-name="P9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23">Implementar a função </text:span><text:span text:style-name="T24">strlen2</text:span><text:span text:style-name="T23">:</text:span></text:p>
                <text:list>
                  <text:list-item>
                    <text:p xml:id="id35" text:id="id35"><text:span text:style-name="T18">Recebe uma string</text:span></text:p>
                  </text:list-item>
                  <text:list-item>
                    <text:p xml:id="id36" text:id="id36"><text:span text:style-name="T18">Retorna a quantidades de caracteres da string</text:span></text:p>
                  </text:list-item>
                  <text:list-item>
                    <text:p xml:id="id37" text:id="id37"><text:span text:style-name="T17">int strlen2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23">Implementar a função </text:span><text:span text:style-name="T24">strjoin2</text:span><text:span text:style-name="T23">:</text:span></text:p>
                <text:list>
                  <text:list-item>
                    <text:p xml:id="id39" text:id="id39"><text:span text:style-name="T18">Recebe uma string de destino</text:span></text:p>
                  </text:list-item>
                  <text:list-item>
                    <text:p xml:id="id40" text:id="id40"><text:span text:style-name="T18">Recebe duas strings de origem</text:span></text:p>
                  </text:list-item>
                  <text:list-item>
                    <text:p xml:id="id41" text:id="id41"><text:span text:style-name="T18">Junta em destino as duas strings de origem</text:span></text:p>
                    <text:list>
                      <text:list-item>
                        <text:p xml:id="id42" text:id="id42"><text:span text:style-name="T25">(sobrescrevendo o conteúdo de destino, se houver)</text:span></text:p>
                      </text:list-item>
                    </text:list>
                  </text:list-item>
                  <text:list-item>
                    <text:p xml:id="id43" text:id="id43"><text:span text:style-name="T18">Deve usar a </text:span><text:span text:style-name="T19">strlen2</text:span></text:p>
                  </text:list-item>
                  <text:list-item>
                    <text:p xml:id="id44" text:id="id44"><text:span text:style-name="T26">void strjoin2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0</meta:editing-cycles>
    <meta:editing-duration>P63DT3H28M47S</meta:editing-duration>
    <meta:initial-creator>chico </meta:initial-creator>
    <dc:date>2019-06-07T11:12:14.289766094</dc:date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